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847a"/>
    </style:style>
    <style:style style:name="P3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847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0pt" officeooo:paragraph-rsid="000e940c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1pt" officeooo:paragraph-rsid="00106cc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1pt" officeooo:paragraph-rsid="000e0fb7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1pt" officeooo:paragraph-rsid="000e940c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1pt" officeooo:paragraph-rsid="00106cc7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weight="bold" officeooo:paragraph-rsid="00106cc7" style:font-weight-asian="bold" style:font-weight-complex="bold"/>
    </style:style>
    <style:style style:name="P15" style:family="paragraph" style:parent-style-name="Standard" style:master-page-name="First_20_Page">
      <style:paragraph-properties fo:text-align="center" style:justify-single-word="false" style:page-number="auto"/>
    </style:style>
    <style:style style:name="P16" style:family="paragraph" style:parent-style-name="Standard">
      <style:paragraph-properties fo:margin-left="-1.249cm" fo:margin-right="0cm" fo:margin-top="0cm" fo:margin-bottom="0cm" style:contextual-spacing="false" fo:line-height="100%" fo:text-align="start" style:justify-single-word="false" fo:text-indent="1.251cm" style:auto-text-indent="false"/>
      <style:text-properties style:font-name="Arial" fo:font-weight="normal" officeooo:paragraph-rsid="00118804" style:font-weight-asian="normal" style:font-weight-complex="normal"/>
    </style:style>
    <style:style style:name="P17" style:family="paragraph" style:parent-style-name="Heading_20_1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1pt" officeooo:paragraph-rsid="000e940c" style:font-size-asian="11pt" style:font-size-complex="11pt"/>
    </style:style>
    <style:style style:name="P18" style:family="paragraph" style:parent-style-name="Heading_20_1" style:list-style-name="WWNum6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1pt" officeooo:paragraph-rsid="000e940c" style:font-size-asian="11pt" style:font-size-complex="11pt"/>
    </style:style>
    <style:style style:name="P19" style:family="paragraph" style:parent-style-name="Heading_20_1" style:list-style-name="WWNum6">
      <style:paragraph-properties fo:margin-left="1.249cm" fo:margin-right="0cm" fo:line-height="100%" fo:text-align="justify" style:justify-single-word="false" fo:text-indent="-0.635cm" style:auto-text-indent="false"/>
      <style:text-properties officeooo:paragraph-rsid="000e0fb7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22" style:family="paragraph" style:parent-style-name="Header">
      <style:paragraph-properties fo:text-align="end" style:justify-single-word="false"/>
    </style:style>
    <style:style style:name="T1" style:family="text">
      <style:text-properties style:font-name="Arial1" officeooo:rsid="000e940c" style:font-name-complex="Arial2"/>
    </style:style>
    <style:style style:name="T2" style:family="text">
      <style:text-properties style:font-name="Arial1" officeooo:rsid="000e0fb7" style:font-name-complex="Arial2"/>
    </style:style>
    <style:style style:name="T3" style:family="text">
      <style:text-properties style:font-name="Arial1" fo:font-size="12pt" style:font-size-asian="12pt" style:font-name-complex="Arial2" style:font-size-complex="12pt"/>
    </style:style>
    <style:style style:name="T4" style:family="text">
      <style:text-properties style:font-name="Arial1" fo:font-size="12pt" officeooo:rsid="000c847a" style:font-size-asian="12pt" style:font-name-complex="Arial2" style:font-size-complex="12pt"/>
    </style:style>
    <style:style style:name="T5" style:family="text">
      <style:text-properties style:font-name="Arial1" fo:font-size="12pt" officeooo:rsid="00106cc7" style:font-size-asian="12pt" style:font-name-complex="Arial2" style:font-size-complex="12pt"/>
    </style:style>
    <style:style style:name="T6" style:family="text">
      <style:text-properties fo:color="#00000a" fo:font-size="12pt" officeooo:rsid="000e0fb7" style:font-size-asian="12pt" style:font-name-complex="Arial2" style:font-size-complex="12pt"/>
    </style:style>
    <style:style style:name="T7" style:family="text">
      <style:text-properties fo:color="#00000a" style:font-name="Arial1" officeooo:rsid="000e940c" style:font-name-complex="Arial2"/>
    </style:style>
    <style:style style:name="T8" style:family="text">
      <style:text-properties fo:color="#00000a" style:font-name="Arial1" officeooo:rsid="00106cc7" style:font-name-complex="Arial2"/>
    </style:style>
    <style:style style:name="T9" style:family="text">
      <style:text-properties fo:color="#00000a" style:font-name="Arial1" fo:font-size="10pt" officeooo:rsid="00106cc7" style:font-size-asian="10pt" style:font-name-complex="Arial2" style:font-size-complex="10pt"/>
    </style:style>
    <style:style style:name="T10" style:family="text">
      <style:text-properties officeooo:rsid="00118804"/>
    </style:style>
    <style:style style:name="T11" style:family="text">
      <style:text-properties officeooo:rsid="0012405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UNIVER</text:span><text:span text:style-name="T4">S</text:span><text:span text:style-name="T3">IDADE FEDERAL DO PARANÁ</text:span></text:p>
      <text:p text:style-name="P5"/>
      <text:p text:style-name="P1"><text:span text:style-name="T3">FLAVIENE SCHEIDT DE CRISTO</text:span></text:p>
      <text:p text:style-name="P2"><text:span text:style-name="T4">VINICIUS MOISES BOTT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4">IMPLEMENTAÇÃO DE UM SUAVIZADOR DE RUÍDOS ANALÓGICOS COM VHD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3">CURITIBA</text:span></text:p>
      <text:p text:style-name="P6"><text:span text:style-name="T3">201</text:span><text:span text:style-name="T5">3</text:span></text:p>
      <text:p text:style-name="P4"/>
      <text:list xml:id="list3299258516028694555" text:style-name="WWNum6">
        <text:list-header>
          <text:h text:style-name="P19" text:outline-level="1"><text:bookmark-start text:name="__RefHeading__278_233596059"/><text:bookmark-start text:name="_Toc3070636311"/><text:soft-page-break/><text:span text:style-name="T6">P</text:span><text:bookmark-end text:name="_Toc3070636311"/><text:span text:style-name="T6">ROJETO</text:span><text:bookmark-end text:name="__RefHeading__278_233596059"/></text:h>
        </text:list-header>
      </text:list>
      <text:p text:style-name="P21"/>
      <text:p text:style-name="P11"><text:span text:style-name="T2">O suavizador de ruídos proposto foi implementado com a utilização de uma média ponderada. O estudo dos pesos foi feito com o auxílio do LibreOffice Calc, através de conferências de dados de entrada ruidosa e de saída. A tabela 2.1 mostra a simulação feita para oito entradas com os seguintes pesos: (i0*2 + i1*2 + i2*4 + i3*8 + i4*8 + i5*4 + i6*2 + i7*2)/32.</text:span></text:p>
      <text:p text:style-name="P11"><text:span text:style-name="T2">O motivo da escolha dos pesos e da quantidade de entradas se deve ao fato de que, com o crescimento do peso do ruído, a curva cresce de modo suave e, com o declínio do peso, decresce do mesmo modo, fazendo com que não haja picos isolados no gráfico.</text:span></text:p>
      <text:p text:style-name="P11"><text:span text:style-name="T2">Outra opção seria utilizar quatro amostras. No entanto, tal opção se mostrou menos efetiva, pois a curva </text:span><text:span text:style-name="T1">apresenta alguns picos isolados, mesmo que não tão acentuados quanto na entrada ruidosa. Para esta simulação foram utilizados os seguintes pesos: (i0*2 + i1+4 + i2*8 + i3*2)/16.</text:span></text:p>
      <text:p text:style-name="P11"><text:span text:style-name="T1"/></text:p>
      <text:list xml:id="list366491228" text:continue-numbering="true" text:style-name="WWNum6">
        <text:list-item>
          <text:list>
            <text:list-header>
              <text:h text:style-name="P18" text:outline-level="1"><text:bookmark-start text:name="__RefHeading__575_233596059"/><text:bookmark-start text:name="_Toc30706363111"/><text:span text:style-name="T7">I</text:span><text:bookmark-end text:name="_Toc30706363111"/><text:span text:style-name="T7">MPLEMENTAÇÃO</text:span><text:bookmark-end text:name="__RefHeading__575_233596059"/></text:h>
            </text:list-header>
          </text:list>
        </text:list-item>
      </text:list>
      <text:h text:style-name="P17" text:outline-level="1"><text:span text:style-name="T7"/></text:h>
      <text:p text:style-name="P12"><text:span text:style-name="T7">A implementação do filtro de ruídos foi feita utilizando VHDL e os arquivos já prontos disponíveis na página da disciplina (aux.vhd, packageWires.vhd, run.sh). </text:span></text:p>
      <text:p text:style-name="P12"><text:span text:style-name="T7">Além dos componentes já disponíveis em aux.vhd, foram implementados também um extensor de sinal – utilizado no cálculo do módulo da diferença entre entrada ruidosa e saída (único momento em que os dados são tratados como inteiros com sinal) – e um subtrador – também utilizado no cálculo da diferença.</text:span></text:p>
      <text:p text:style-name="P12"><text:span text:style-name="T7">Os componentes foram distribuídos como um pipeline com nove etapas. Sendo assim, a entrada demora nove ciclos para ser filtrada. A escolha nesse caso foi pela precisão em detrimento à velocidade.</text:span></text:p>
      <text:p text:style-name="P12"><text:span text:style-name="T7">As etapas de 0 a </text:span><text:span text:style-name="T8">6</text:span><text:span text:style-name="T7"> </text:span><text:span text:style-name="T8">são iguais estruturalmente, com a única diferença nos deslocadores, que implementam multiplicações por 2, 2, 4, 8, 8, 4, 2 e 2 respectivamente. Nessas etapas são também efetuadas as somas, que são feitas de duas em duas, se acumulando até a oitava etapa, onde ocorre a última soma, assim como o deslocamento de cinco casas binárias para a direita do resultado, o que equivale à divisão por 32. Na última etapa ocorre também a subtração da saída filtrada com a entrada ruidosa (no momento presente no registrador i7). A subtração para obtenção da diferença é feita duas vezes, apenas trocando a ordem dos elementos para obtenção do módulo (a saída positiva). </text:span></text:p>
      <text:p text:style-name="P13"><text:span text:style-name="T8">Os sinais receberam os nomes de a0 – a6 para os somadores, i0 – i7 para os registradores do pipeline, s0 – s7 para os deslocadores, diff0 e diff1 para as duas subtrações e reg0 recebe o valor da entrada com o sinal extendido (big endian).</text:span></text:p>
      <text:p text:style-name="P10"><text:span text:style-name="T9"/></text:p>
      <text:p text:style-name="P10"><text:span text:style-name="T9"/></text:p>
      <text:p text:style-name="P9"><draw:frame draw:style-name="fr1" draw:name="Objeto1" text:anchor-type="paragraph" svg:x="1.939cm" svg:y="0.083cm" svg:width="12.293cm" svg:height="17.014cm" draw:z-index="0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1">Tabela 2.1 – Saídas simuladas para entradas de oito e de quatro amostras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14"><text:soft-page-break/><text:span text:style-name="T5">CÓDIGO VHDL DO FILTRO</text:span></text:p>
      <text:p text:style-name="P14"><text:span text:style-name="T5"/></text:p>
      <text:p text:style-name="P16"><text:span text:style-name="T10">-- +++++++++++++++++++++++++++++++++++++++++++++++++++++++++++++++</text:span></text:p>
      <text:p text:style-name="P16"><text:span text:style-name="T10">-- UFPR, BCC, ci212 2012-2 trabalho semestral, autor: Roberto Hexsel, 25jan</text:span></text:p>
      <text:p text:style-name="P16"><text:span text:style-name="T10">-- +++++++++++++++++++++++++++++++++++++++++++++++++++++++++++++++</text:span></text:p>
      <text:p text:style-name="P16"><text:span text:style-name="T10"></text:span></text:p>
      <text:p text:style-name="P16"><text:span text:style-name="T10">-- +++++++++++++++++++++++++++++++++++++++++++++++++++++++++++++++</text:span></text:p>
      <text:p text:style-name="P16"><text:span text:style-name="T10">-- Flaviene Scheidt de Cristo<text:tab/><text:tab/>20101915<text:tab/>fsc10</text:span></text:p>
      <text:p text:style-name="P16"><text:span text:style-name="T10">-- Vinicius Moises Botto<text:tab/><text:tab/>20096649<text:tab/>vmb09</text:span></text:p>
      <text:p text:style-name="P16"><text:span text:style-name="T10">-- +++++++++++++++++++++++++++++++++++++++++++++++++++++++++++++++</text:span></text:p>
      <text:p text:style-name="P16"><text:span text:style-name="T10"></text:span></text:p>
      <text:p text:style-name="P16"><text:span text:style-name="T10">-- +++++++++++++++++++++++++++++++++++++++++++++++++++++++++++++++</text:span></text:p>
      <text:p text:style-name="P16"><text:span text:style-name="T10">-- módulo extensor de sinal</text:span></text:p>
      <text:p text:style-name="P16"><text:span text:style-name="T10">-- +++++++++++++++++++++++++++++++++++++++++++++++++++++++++++++++</text:span></text:p>
      <text:p text:style-name="P16"><text:span text:style-name="T10">library ieee; use ieee.std_logic_1164.all;</text:span></text:p>
      <text:p text:style-name="P16"><text:span text:style-name="T10">use work.p_WIRES.all;</text:span></text:p>
      <text:p text:style-name="P16"><text:span text:style-name="T10"></text:span></text:p>
      <text:p text:style-name="P16"><text:span text:style-name="T10">entity extensor is</text:span></text:p>
      <text:p text:style-name="P16"><text:span text:style-name="T10"><text:tab/>port(<text:tab/>ent<text:tab/>: in reg12;</text:span></text:p>
      <text:p text:style-name="P16"><text:span text:style-name="T10"><text:tab/><text:tab/>sai<text:tab/>: out reg16);</text:span></text:p>
      <text:p text:style-name="P16"><text:span text:style-name="T10">end extensor;</text:span></text:p>
      <text:p text:style-name="P16"><text:span text:style-name="T10"></text:span></text:p>
      <text:p text:style-name="P16"><text:span text:style-name="T10">architecture extensor of extensor is</text:span></text:p>
      <text:p text:style-name="P16"><text:span text:style-name="T10">begin</text:span></text:p>
      <text:p text:style-name="P16"><text:span text:style-name="T10"><text:tab/>sai &lt;= <text:tab/>"0000" &amp; ent when ent(11) = '0' else</text:span></text:p>
      <text:p text:style-name="P16"><text:span text:style-name="T10"><text:tab/><text:tab/>"1111" &amp; ent;</text:span></text:p>
      <text:p text:style-name="P16"><text:span text:style-name="T10">end extensor;</text:span></text:p>
      <text:p text:style-name="P16"><text:span text:style-name="T10"><text:s/></text:span></text:p>
      <text:p text:style-name="P16"><text:span text:style-name="T10">-- +++++++++++++++++++++++++++++++++++++++++++++++++++++++++++++++</text:span></text:p>
      <text:p text:style-name="P16"><text:span text:style-name="T10">-- implementação do módulo de subtração</text:span></text:p>
      <text:p text:style-name="P16"><text:span text:style-name="T10">-- +++++++++++++++++++++++++++++++++++++++++++++++++++++++++++++++</text:span></text:p>
      <text:p text:style-name="P16"><text:span text:style-name="T10">library ieee; use ieee.std_logic_1164.all;</text:span></text:p>
      <text:p text:style-name="P16"><text:span text:style-name="T10">use work.p_WIRES.all;</text:span></text:p>
      <text:p text:style-name="P16"><text:span text:style-name="T10"></text:span></text:p>
      <text:p text:style-name="P16"><text:span text:style-name="T10">entity subtracao16 is</text:span></text:p>
      <text:p text:style-name="P16"><text:span text:style-name="T10"><text:tab/>port (<text:tab/>ent1, ent2<text:tab/>: in reg16;</text:span></text:p>
      <text:p text:style-name="P16"><text:span text:style-name="T10"><text:tab/><text:tab/>sai<text:tab/><text:tab/>: out reg16);</text:span></text:p>
      <text:p text:style-name="P16"><text:span text:style-name="T10">end subtracao16;</text:span></text:p>
      <text:p text:style-name="P16"><text:span text:style-name="T10"></text:span></text:p>
      <text:p text:style-name="P16"><text:span text:style-name="T10">architecture subtracao16 of subtracao16 is</text:span></text:p>
      <text:p text:style-name="P16"><text:span text:style-name="T10"></text:span></text:p>
      <text:p text:style-name="P16"><text:span text:style-name="T10"><text:s text:c="3"/>component adderAdianta4 is -- somador com adiantamento</text:span></text:p>
      <text:p text:style-name="P16"><text:span text:style-name="T10"><text:s text:c="2"/><text:tab/>port(<text:tab/>inpA, inpB : in <text:s/>std_logic_vector;</text:span></text:p>
      <text:p text:style-name="P16"><text:span text:style-name="T10"><text:s text:c="3"/><text:tab/><text:tab/>outC <text:s text:c="6"/>: out std_logic_vector;</text:span></text:p>
      <text:p text:style-name="P16"><text:span text:style-name="T10"><text:s text:c="3"/><text:tab/><text:tab/>vem <text:s text:c="7"/>: in std_logic;</text:span></text:p>
      <text:p text:style-name="P16"><text:span text:style-name="T10"><text:s text:c="4"/><text:tab/><text:tab/>vai <text:s text:c="7"/>: out std_logic);</text:span></text:p>
      <text:p text:style-name="P16"><text:span text:style-name="T10"><text:s text:c="3"/>end component adderAdianta4;</text:span></text:p>
      <text:p text:style-name="P16"><text:span text:style-name="T10"></text:span></text:p>
      <text:p text:style-name="P16"><text:span text:style-name="T10"><text:s text:c="3"/>signal invertido, aux<text:tab/><text:tab/>: reg16;</text:span></text:p>
      <text:p text:style-name="P16"><text:span text:style-name="T10"><text:s text:c="3"/>signal aux2, aux1<text:tab/><text:tab/><text:tab/>: std_logic;</text:span></text:p>
      <text:p text:style-name="P16"><text:span text:style-name="T10"><text:tab/>begin</text:span></text:p>
      <text:p text:style-name="P16"><text:span text:style-name="T10"><text:tab/><text:tab/>invertido &lt;= not ent2;</text:span></text:p>
      <text:p text:style-name="P16"><text:span text:style-name="T10"><text:tab/><text:tab/>AD0: adderAdianta4 port map(invertido, "0000000000000001", aux, '0', aux1);</text:span></text:p>
      <text:p text:style-name="P16"><text:soft-page-break/><text:span text:style-name="T10"><text:tab/><text:tab/>AD</text:span><text:span text:style-name="T11">1</text:span><text:span text:style-name="T10">: adderAdianta4 port map(ent1, aux, sai, '0', aux2);</text:span></text:p>
      <text:p text:style-name="P16"><text:span text:style-name="T10">end subtracao16;</text:span></text:p>
      <text:p text:style-name="P16"><text:span text:style-name="T10"></text:span></text:p>
      <text:p text:style-name="P16"><text:span text:style-name="T10">-- +++++++++++++++++++++++++++++++++++++++++++++++++++++++++++++++</text:span></text:p>
      <text:p text:style-name="P16"><text:span text:style-name="T10">-- definicao do modulo filtro</text:span></text:p>
      <text:p text:style-name="P16"><text:span text:style-name="T10">-- +++++++++++++++++++++++++++++++++++++++++++++++++++++++++++++++</text:span></text:p>
      <text:p text:style-name="P16"><text:span text:style-name="T10">library ieee; use ieee.std_logic_1164.all;</text:span></text:p>
      <text:p text:style-name="P16"><text:span text:style-name="T10">use work.p_WIRES.all;</text:span></text:p>
      <text:p text:style-name="P16"><text:span text:style-name="T10"></text:span></text:p>
      <text:p text:style-name="P16"><text:span text:style-name="T10">--Caixa preta</text:span></text:p>
      <text:p text:style-name="P16"><text:span text:style-name="T10">entity filtro is</text:span></text:p>
      <text:p text:style-name="P16"><text:span text:style-name="T10"><text:s text:c="2"/>generic (CIRC_LATENCY: time := 20 ns);</text:span></text:p>
      <text:p text:style-name="P16"><text:span text:style-name="T10"><text:s text:c="2"/>port(rel, rst: in std_logic;</text:span></text:p>
      <text:p text:style-name="P16"><text:span text:style-name="T10"><text:s text:c="7"/>ent: in <text:s/>reg12; <text:s text:c="17"/>-- entrada em 12 bits- registrador</text:span></text:p>
      <text:p text:style-name="P16"><text:span text:style-name="T10"><text:s text:c="7"/>sai: out reg12; <text:s text:c="17"/>-- saida em 12 bits - registrador</text:span></text:p>
      <text:p text:style-name="P16"><text:span text:style-name="T10"><text:s text:c="7"/>dif: out reg12); <text:s text:c="16"/>-- amplitude do ruido eliminado</text:span></text:p>
      <text:p text:style-name="P16"><text:span text:style-name="T10">end filtro;</text:span></text:p>
      <text:p text:style-name="P16"><text:span text:style-name="T10"></text:span></text:p>
      <text:p text:style-name="P16"><text:span text:style-name="T10">--Funcionamento</text:span></text:p>
      <text:p text:style-name="P16"><text:span text:style-name="T10">architecture estrutural of filtro is</text:span></text:p>
      <text:p text:style-name="P16"><text:span text:style-name="T10"></text:span></text:p>
      <text:p text:style-name="P16"><text:span text:style-name="T10"><text:s text:c="2"/>component subtracao16 is</text:span></text:p>
      <text:p text:style-name="P16"><text:span text:style-name="T10"><text:tab/>port(<text:tab/>ent1, ent2<text:tab/>: in reg16;</text:span></text:p>
      <text:p text:style-name="P16"><text:span text:style-name="T10"><text:tab/><text:tab/>sai<text:tab/><text:tab/>: out reg16);</text:span></text:p>
      <text:p text:style-name="P16"><text:span text:style-name="T10"><text:s text:c="2"/>end <text:s/>component subtracao16;</text:span></text:p>
      <text:p text:style-name="P16"><text:span text:style-name="T10"></text:span></text:p>
      <text:p text:style-name="P16"><text:span text:style-name="T10"><text:s text:c="2"/>component adderAdianta4 is -- somador com adiantamento</text:span></text:p>
      <text:p text:style-name="P16"><text:span text:style-name="T10"><text:s text:c="4"/>port(inpA, inpB : in <text:s/>std_logic_vector;</text:span></text:p>
      <text:p text:style-name="P16"><text:span text:style-name="T10"><text:s text:c="9"/>outC <text:s text:c="6"/>: out std_logic_vector;</text:span></text:p>
      <text:p text:style-name="P16"><text:span text:style-name="T10"><text:s text:c="9"/>vem <text:s text:c="7"/>: in std_logic;</text:span></text:p>
      <text:p text:style-name="P16"><text:span text:style-name="T10"><text:s text:c="9"/>vai <text:s text:c="7"/>: out std_logic);</text:span></text:p>
      <text:p text:style-name="P16"><text:span text:style-name="T10"><text:s text:c="2"/>end component adderAdianta4;</text:span></text:p>
      <text:p text:style-name="P16"><text:span text:style-name="T10"></text:span></text:p>
      <text:p text:style-name="P16"><text:span text:style-name="T10"><text:s/>component registrador12 is -- registrador 12 bits</text:span></text:p>
      <text:p text:style-name="P16"><text:span text:style-name="T10"><text:s text:c="4"/>generic (REG_LATENCY: time);</text:span></text:p>
      <text:p text:style-name="P16"><text:span text:style-name="T10"><text:s text:c="4"/>port(rel, rst, ld: in <text:s/>std_logic;</text:span></text:p>
      <text:p text:style-name="P16"><text:span text:style-name="T10"><text:s text:c="9"/>D: <text:s text:c="11"/>in <text:s/>std_logic_vector;</text:span></text:p>
      <text:p text:style-name="P16"><text:span text:style-name="T10"><text:s text:c="9"/>Q: <text:s text:c="11"/>out std_logic_vector);</text:span></text:p>
      <text:p text:style-name="P16"><text:span text:style-name="T10"><text:s text:c="2"/>end component registrador12;</text:span></text:p>
      <text:p text:style-name="P16"><text:span text:style-name="T10"><text:s text:c="2"/>component extensor is</text:span></text:p>
      <text:p text:style-name="P16"><text:span text:style-name="T10"><text:tab/>port(<text:tab/>ent<text:tab/>: in reg12;</text:span></text:p>
      <text:p text:style-name="P16"><text:span text:style-name="T10"><text:tab/><text:tab/>sai<text:tab/>: out reg16);</text:span></text:p>
      <text:p text:style-name="P16"><text:span text:style-name="T10"><text:s text:c="3"/>end component extensor;</text:span></text:p>
      <text:p text:style-name="P16"><text:span text:style-name="T10"></text:span></text:p>
      <text:p text:style-name="P16"><text:span text:style-name="T10"><text:s text:c="2"/>signal U_ent, i0, i1, i2, i3, i4, i5, i6, i7, s_soma, diff2<text:tab/><text:tab/><text:tab/><text:tab/>:reg12;</text:span></text:p>
      <text:p text:style-name="P16"><text:span text:style-name="T10"><text:s text:c="2"/>signal s0, s1, s2, s3, s4, s5, s6, s7, a0, a1, a2, a3, a4, a5, a6, saida, reg0, diff1, diff0<text:tab/>:reg16;</text:span></text:p>
      <text:p text:style-name="P16"><text:span text:style-name="T10"><text:s text:c="2"/>signal aux0<text:tab/>: std_logic;</text:span></text:p>
      <text:p text:style-name="P16"><text:span text:style-name="T10"></text:span></text:p>
      <text:p text:style-name="P16"><text:span text:style-name="T10"><text:s text:c="2"/>begin</text:span></text:p>
      <text:p text:style-name="P16"><text:span text:style-name="T10"><text:s text:c="2"/><text:tab/>----------------------------------------------------------</text:span></text:p>
      <text:p text:style-name="P16"><text:span text:style-name="T10"><text:s text:c="2"/><text:tab/>-- Trânsito dos dados entre os registradores (pipeline)</text:span></text:p>
      <text:p text:style-name="P16"><text:span text:style-name="T10"><text:tab/>----------------------------------------------------------</text:span></text:p>
      <text:p text:style-name="P16"><text:span text:style-name="T10"><text:tab/>I_0: registrador12 generic map (3 ns) port map(rel, '1', '0', ent, i0); -- registrador i0 recebe dados</text:span></text:p>
      <text:p text:style-name="P16"><text:soft-page-break/><text:span text:style-name="T10"><text:tab/>I_1<text:tab/>: registrador12 <text:tab/>generic map (3 ns) port map(rel, '1', '0', i0, i1);</text:span></text:p>
      <text:p text:style-name="P16"><text:span text:style-name="T10"><text:tab/>I_2<text:tab/>: registrador12<text:tab/><text:tab/>generic map (3 ns) port map(rel, '1', '0', i1, i2);</text:span></text:p>
      <text:p text:style-name="P16"><text:span text:style-name="T10"><text:tab/>I_3<text:tab/>: registrador12<text:tab/><text:tab/>generic map (3 ns) port map(rel, '1', '0', i2, i3);</text:span></text:p>
      <text:p text:style-name="P16"><text:span text:style-name="T10"><text:tab/>I_4<text:tab/>: registrador12<text:tab/><text:tab/>generic map (3 ns) port map(rel, '1', '0', i3, i4);</text:span></text:p>
      <text:p text:style-name="P16"><text:span text:style-name="T10"><text:tab/>I_5<text:tab/>: registrador12<text:tab/><text:tab/>generic map (3 ns) port map(rel, '1', '0', i4, i5);</text:span></text:p>
      <text:p text:style-name="P16"><text:span text:style-name="T10"><text:tab/>I_6<text:tab/>: registrador12<text:tab/><text:tab/>generic map (3 ns) port map(rel, '1', '0', i5, i6);</text:span></text:p>
      <text:p text:style-name="P16"><text:span text:style-name="T10"><text:tab/>I_7<text:tab/>: registrador12<text:tab/><text:tab/>generic map (3 ns) port map(rel, '1', '0', i6, i7);</text:span></text:p>
      <text:p text:style-name="P16"><text:span text:style-name="T10"><text:tab/>----------------------------------------------------------</text:span></text:p>
      <text:p text:style-name="P16"><text:span text:style-name="T10"><text:tab/>-- Mapeamento dos deslocadores</text:span></text:p>
      <text:p text:style-name="P16"><text:span text:style-name="T10"><text:tab/>----------------------------------------------------------</text:span></text:p>
      <text:p text:style-name="P16"><text:span text:style-name="T10"><text:tab/>s0 &lt;= ("000" &amp; i0 &amp; "0"); -- mult por 2</text:span></text:p>
      <text:p text:style-name="P16"><text:span text:style-name="T10"><text:tab/>s1 &lt;= ("000" &amp; i1 &amp; "0"); -- mult por 2</text:span></text:p>
      <text:p text:style-name="P16"><text:span text:style-name="T10"><text:tab/>s2 &lt;= ("00" &amp; i2 &amp; "00"); -- mult por 4</text:span></text:p>
      <text:p text:style-name="P16"><text:span text:style-name="T10"><text:tab/>s3 &lt;= ("0" &amp; i3 &amp; "000"); -- mult por 8</text:span></text:p>
      <text:p text:style-name="P16"><text:span text:style-name="T10"><text:tab/>s4 &lt;= ("0" &amp; i4 &amp; "000"); -- mult por 8</text:span></text:p>
      <text:p text:style-name="P16"><text:span text:style-name="T10"><text:tab/>s5 &lt;= ("00" &amp; i5 &amp; "00"); -- mult por 4</text:span></text:p>
      <text:p text:style-name="P16"><text:span text:style-name="T10"><text:tab/>s6 &lt;= ("000" &amp; i6 &amp; "0"); -- mult por 2</text:span></text:p>
      <text:p text:style-name="P16"><text:span text:style-name="T10"><text:tab/>s7 &lt;= ("000" &amp; i7 &amp; "0"); -- mult por 2</text:span></text:p>
      <text:p text:style-name="P16"><text:span text:style-name="T10"><text:tab/>----------------------------------------------------------</text:span></text:p>
      <text:p text:style-name="P16"><text:span text:style-name="T10"><text:tab/>-- Somadores</text:span></text:p>
      <text:p text:style-name="P16"><text:span text:style-name="T10"><text:tab/>----------------------------------------------------------</text:span></text:p>
      <text:p text:style-name="P16"><text:span text:style-name="T10"><text:tab/>A_0<text:tab/>: adderAdianta4<text:tab/><text:tab/>port map(s0, s1, a0, '0', aux0);</text:span></text:p>
      <text:p text:style-name="P16"><text:span text:style-name="T10"><text:tab/>A_1<text:tab/>: adderAdianta4<text:tab/><text:tab/>port map(a0, s2, a1, '0', aux0);</text:span></text:p>
      <text:p text:style-name="P16"><text:span text:style-name="T10"><text:tab/>A_2<text:tab/>: adderAdianta4<text:tab/><text:tab/>port map(a1, s3, a2, '0', aux0);</text:span></text:p>
      <text:p text:style-name="P16"><text:span text:style-name="T10"><text:tab/>A_3<text:tab/>: adderAdianta4<text:tab/><text:tab/>port map(a2, s4, a3, '0', aux0);</text:span></text:p>
      <text:p text:style-name="P16"><text:span text:style-name="T10"><text:tab/>A_4<text:tab/>: adderAdianta4<text:tab/><text:tab/>port map(a3, s5, a4, '0', aux0);</text:span></text:p>
      <text:p text:style-name="P16"><text:span text:style-name="T10"><text:tab/>A_5<text:tab/>: adderAdianta4<text:tab/><text:tab/>port map(a4, s6, a5, '0', aux0);</text:span></text:p>
      <text:p text:style-name="P16"><text:span text:style-name="T10"><text:tab/>A_6<text:tab/>: adderAdianta4<text:tab/><text:tab/>port map(a5, s7, a6, '0', aux0);</text:span></text:p>
      <text:p text:style-name="P16"><text:span text:style-name="T10"><text:tab/>----------------------------------------------------------</text:span></text:p>
      <text:p text:style-name="P16"><text:span text:style-name="T10"><text:tab/>-- Desloca para esquerda</text:span></text:p>
      <text:p text:style-name="P16"><text:span text:style-name="T10"><text:tab/>----------------------------------------------------------</text:span></text:p>
      <text:p text:style-name="P16"><text:span text:style-name="T10"><text:tab/>saida &lt;= ("00000" &amp; a6(15 downto 5)); -- divide por 32</text:span></text:p>
      <text:p text:style-name="P16"><text:span text:style-name="T10"><text:tab/>----------------------------------------------------------</text:span></text:p>
      <text:p text:style-name="P16"><text:span text:style-name="T10"><text:tab/>-- Subtração para encontrar a difereça entre entrada e saída</text:span></text:p>
      <text:p text:style-name="P16"><text:span text:style-name="T10"><text:tab/>----------------------------------------------------------</text:span></text:p>
      <text:p text:style-name="P16"><text:span text:style-name="T10"><text:tab/>EXT<text:tab/>: extensor<text:tab/><text:tab/>port map(i7, reg0);</text:span></text:p>
      <text:p text:style-name="P16"><text:span text:style-name="T10"></text:span></text:p>
      <text:p text:style-name="P16"><text:span text:style-name="T10"><text:tab/>SB0<text:tab/>: subtracao16<text:tab/><text:tab/>port map(reg0, saida, diff0);</text:span></text:p>
      <text:p text:style-name="P16"><text:span text:style-name="T10"><text:tab/>SB1<text:tab/>: subtracao16<text:tab/><text:tab/>port map(saida, reg0, diff1); -- Soma dos dois modos, pois é módulo</text:span></text:p>
      <text:p text:style-name="P16"><text:span text:style-name="T10"><text:tab/></text:span></text:p>
      <text:p text:style-name="P16"><text:span text:style-name="T10"><text:tab/>diff2 &lt;= <text:s/>diff0(11 downto 0) when diff0(15) = '0'</text:span></text:p>
      <text:p text:style-name="P16"><text:span text:style-name="T10"><text:tab/> <text:tab/> <text:s/>else diff1(11 downto 0);</text:span></text:p>
      <text:p text:style-name="P16"><text:span text:style-name="T10"><text:tab/></text:span></text:p>
      <text:p text:style-name="P16"><text:span text:style-name="T10"><text:tab/>E0: registrador12generic map(3 ns)<text:tab/>port map(rel, '1', '0', diff2, dif);</text:span></text:p>
      <text:p text:style-name="P16"><text:span text:style-name="T10"><text:tab/>E1: registrador12 generic map(3 ns)<text:tab/>port map(rel, '1', '0', saida(11 downto 0), sai);</text:span></text:p>
      <text:p text:style-name="P16"><text:span text:style-name="T10"><text:tab/></text:span></text:p>
      <text:p text:style-name="P16"><text:span text:style-name="T10">end estrutural;</text:span></text:p>
      <text:p text:style-name="P16"><text:span text:style-name="T10">-- 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true" style:font-name-asian="WenQuanYi Micro He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Arial1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style:font-name-complex="F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style:font-name-complex="F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Arial1" fo:font-size="14pt" fo:font-weight="bold" style:font-size-asian="14pt" style:font-weight-asian="bold" style:font-name-complex="F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</meta:initial-creator>
    <dc:creator>Flaviene Cristo</dc:creator>
    <meta:editing-cycles>21</meta:editing-cycles>
    <meta:creation-date>2011-10-12T16:21:00</meta:creation-date>
    <dc:date>2013-03-11T18:11:48</dc:date>
    <meta:editing-duration>PT28M18S</meta:editing-duration>
    <meta:generator>LibreOffice/4.0.0.3$Linux_X86_64 LibreOffice_project/7545bee9c2a0782548772a21bc84a9dcc583b89</meta:generator>
    <meta:document-statistic meta:table-count="0" meta:image-count="0" meta:object-count="1" meta:page-count="6" meta:paragraph-count="171" meta:word-count="1206" meta:character-count="8675" meta:non-whitespace-character-count="710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/>
  </office:automatic-styles>
  <office:body>
    <office:spreadsheet>
      <table:table table:name="Planilha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amostra</text:p>
          </table:table-cell>
          <table:table-cell office:value-type="string">
            <text:p>Entrada</text:p>
          </table:table-cell>
          <table:table-cell office:value-type="string">
            <text:p>Quatro Amostras</text:p>
          </table:table-cell>
          <table:table-cell office:value-type="string">
            <text:p>Oito Amostras</text:p>
          </table:table-cell>
          <table:table-cell office:value-type="string">
            <text:p>Saída</text:p>
          </table:table-cell>
        </table:table-row>
        <table:table-row table:style-name="ro1">
          <table:table-cell office:value-type="string">
            <text:p>amostra[0]</text:p>
          </table:table-cell>
          <table:table-cell office:value-type="float" office:value="512">
            <text:p>512</text:p>
          </table:table-cell>
          <table:table-cell table:style-name="ce2" table:formula="of:=(([.B2]*2 + [.B3]*4 + [.B4]*8 + [.B5]*2)/16)" office:value-type="float" office:value="512">
            <text:p>512</text:p>
          </table:table-cell>
          <table:table-cell table:style-name="ce2" table:formula="of:=(([.B2]*2 + [.B3]*2 + [.B4]*4 + [.B5]*8 + [.B6]*8 + [.B7]*4 + [.B8]*2 + [.B9]*2) /32)" office:value-type="float" office:value="512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]</text:p>
          </table:table-cell>
          <table:table-cell office:value-type="float" office:value="512">
            <text:p>512</text:p>
          </table:table-cell>
          <table:table-cell table:style-name="ce2" table:formula="of:=(([.B3]*2 + [.B4]*4 + [.B5]*8 + [.B6]*2)/16)" office:value-type="float" office:value="512">
            <text:p>512</text:p>
          </table:table-cell>
          <table:table-cell table:style-name="ce2" table:formula="of:=(([.B3]*2 + [.B4]*2 + [.B5]*4 + [.B6]*8 + [.B7]*8 + [.B8]*4 + [.B9]*2 + [.B10]*2) /32)" office:value-type="float" office:value="512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]</text:p>
          </table:table-cell>
          <table:table-cell office:value-type="float" office:value="512">
            <text:p>512</text:p>
          </table:table-cell>
          <table:table-cell table:style-name="ce2" table:formula="of:=(([.B4]*2 + [.B5]*4 + [.B6]*8 + [.B7]*2)/16)" office:value-type="float" office:value="512">
            <text:p>512</text:p>
          </table:table-cell>
          <table:table-cell table:style-name="ce2" table:formula="of:=(([.B4]*2 + [.B5]*2 + [.B6]*4 + [.B7]*8 + [.B8]*8 + [.B9]*4 + [.B10]*2 + [.B11]*2) /32)" office:value-type="float" office:value="512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3]</text:p>
          </table:table-cell>
          <table:table-cell office:value-type="float" office:value="512">
            <text:p>512</text:p>
          </table:table-cell>
          <table:table-cell table:style-name="ce2" table:formula="of:=(([.B5]*2 + [.B6]*4 + [.B7]*8 + [.B8]*2)/16)" office:value-type="float" office:value="512">
            <text:p>512</text:p>
          </table:table-cell>
          <table:table-cell table:style-name="ce2" table:formula="of:=(([.B5]*2 + [.B6]*2 + [.B7]*4 + [.B8]*8 + [.B9]*8 + [.B10]*4 + [.B11]*2 + [.B12]*2) /32)" office:value-type="float" office:value="512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4]</text:p>
          </table:table-cell>
          <table:table-cell office:value-type="float" office:value="512">
            <text:p>512</text:p>
          </table:table-cell>
          <table:table-cell table:style-name="ce2" table:formula="of:=(([.B6]*2 + [.B7]*4 + [.B8]*8 + [.B9]*2)/16)" office:value-type="float" office:value="512">
            <text:p>512</text:p>
          </table:table-cell>
          <table:table-cell table:style-name="ce2" table:formula="of:=(([.B6]*2 + [.B7]*2 + [.B8]*4 + [.B9]*8 + [.B10]*8 + [.B11]*4 + [.B12]*2 + [.B13]*2) /32)" office:value-type="float" office:value="512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5]</text:p>
          </table:table-cell>
          <table:table-cell office:value-type="float" office:value="512">
            <text:p>512</text:p>
          </table:table-cell>
          <table:table-cell table:style-name="ce2" table:formula="of:=(([.B7]*2 + [.B8]*4 + [.B9]*8 + [.B10]*2)/16)" office:value-type="float" office:value="512">
            <text:p>512</text:p>
          </table:table-cell>
          <table:table-cell table:style-name="ce2" table:formula="of:=(([.B7]*2 + [.B8]*2 + [.B9]*4 + [.B10]*8 + [.B11]*8 + [.B12]*4 + [.B13]*2 + [.B14]*2) /32)" office:value-type="float" office:value="512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6]</text:p>
          </table:table-cell>
          <table:table-cell office:value-type="float" office:value="512">
            <text:p>512</text:p>
          </table:table-cell>
          <table:table-cell table:style-name="ce2" table:formula="of:=(([.B8]*2 + [.B9]*4 + [.B10]*8 + [.B11]*2)/16)" office:value-type="float" office:value="512">
            <text:p>512</text:p>
          </table:table-cell>
          <table:table-cell table:style-name="ce2" table:formula="of:=(([.B8]*2 + [.B9]*2 + [.B10]*4 + [.B11]*8 + [.B12]*8 + [.B13]*4 + [.B14]*2 + [.B15]*2) /32)" office:value-type="float" office:value="512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7]</text:p>
          </table:table-cell>
          <table:table-cell office:value-type="float" office:value="512">
            <text:p>512</text:p>
          </table:table-cell>
          <table:table-cell table:style-name="ce2" table:formula="of:=(([.B9]*2 + [.B10]*4 + [.B11]*8 + [.B12]*2)/16)" office:value-type="float" office:value="512">
            <text:p>512</text:p>
          </table:table-cell>
          <table:table-cell table:style-name="ce2" table:formula="of:=(([.B9]*2 + [.B10]*2 + [.B11]*4 + [.B12]*8 + [.B13]*8 + [.B14]*4 + [.B15]*2 + [.B16]*2) /32)" office:value-type="float" office:value="512.06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8]</text:p>
          </table:table-cell>
          <table:table-cell office:value-type="float" office:value="512">
            <text:p>512</text:p>
          </table:table-cell>
          <table:table-cell table:style-name="ce2" table:formula="of:=(([.B10]*2 + [.B11]*4 + [.B12]*8 + [.B13]*2)/16)" office:value-type="float" office:value="512">
            <text:p>512</text:p>
          </table:table-cell>
          <table:table-cell table:style-name="ce2" table:formula="of:=(([.B10]*2 + [.B11]*2 + [.B12]*4 + [.B13]*8 + [.B14]*8 + [.B15]*4 + [.B16]*2 + [.B17]*2) /32)" office:value-type="float" office:value="512.06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9]</text:p>
          </table:table-cell>
          <table:table-cell office:value-type="float" office:value="512">
            <text:p>512</text:p>
          </table:table-cell>
          <table:table-cell table:style-name="ce2" table:formula="of:=(([.B11]*2 + [.B12]*4 + [.B13]*8 + [.B14]*2)/16)" office:value-type="float" office:value="512">
            <text:p>512</text:p>
          </table:table-cell>
          <table:table-cell table:style-name="ce2" table:formula="of:=(([.B11]*2 + [.B12]*2 + [.B13]*4 + [.B14]*8 + [.B15]*8 + [.B16]*4 + [.B17]*2 + [.B18]*2) /32)" office:value-type="float" office:value="512.1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0]</text:p>
          </table:table-cell>
          <table:table-cell office:value-type="float" office:value="512">
            <text:p>512</text:p>
          </table:table-cell>
          <table:table-cell table:style-name="ce2" table:formula="of:=(([.B12]*2 + [.B13]*4 + [.B14]*8 + [.B15]*2)/16)" office:value-type="float" office:value="512">
            <text:p>512</text:p>
          </table:table-cell>
          <table:table-cell table:style-name="ce2" table:formula="of:=(([.B12]*2 + [.B13]*2 + [.B14]*4 + [.B15]*8 + [.B16]*8 + [.B17]*4 + [.B18]*2 + [.B19]*2) /32)" office:value-type="float" office:value="512.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1]</text:p>
          </table:table-cell>
          <table:table-cell office:value-type="float" office:value="512">
            <text:p>512</text:p>
          </table:table-cell>
          <table:table-cell table:style-name="ce2" table:formula="of:=(([.B13]*2 + [.B14]*4 + [.B15]*8 + [.B16]*2)/16)" office:value-type="float" office:value="512.125">
            <text:p>512</text:p>
          </table:table-cell>
          <table:table-cell table:style-name="ce2" table:formula="of:=(([.B13]*2 + [.B14]*2 + [.B15]*4 + [.B16]*8 + [.B17]*8 + [.B18]*4 + [.B19]*2 + [.B20]*2) /32)" office:value-type="float" office:value="512.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2]</text:p>
          </table:table-cell>
          <table:table-cell office:value-type="float" office:value="512">
            <text:p>512</text:p>
          </table:table-cell>
          <table:table-cell table:style-name="ce2" table:formula="of:=(([.B14]*2 + [.B15]*4 + [.B16]*8 + [.B17]*2)/16)" office:value-type="float" office:value="512.5">
            <text:p>513</text:p>
          </table:table-cell>
          <table:table-cell table:style-name="ce2" table:formula="of:=(([.B14]*2 + [.B15]*2 + [.B16]*4 + [.B17]*8 + [.B18]*8 + [.B19]*4 + [.B20]*2 + [.B21]*2) /32)" office:value-type="float" office:value="512.1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3]</text:p>
          </table:table-cell>
          <table:table-cell office:value-type="float" office:value="512">
            <text:p>512</text:p>
          </table:table-cell>
          <table:table-cell table:style-name="ce2" table:formula="of:=(([.B15]*2 + [.B16]*4 + [.B17]*8 + [.B18]*2)/16)" office:value-type="float" office:value="512.25">
            <text:p>512</text:p>
          </table:table-cell>
          <table:table-cell table:style-name="ce2" table:formula="of:=(([.B15]*2 + [.B16]*2 + [.B17]*4 + [.B18]*8 + [.B19]*8 + [.B20]*4 + [.B21]*2 + [.B22]*2) /32)" office:value-type="float" office:value="512.06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4]</text:p>
          </table:table-cell>
          <table:table-cell office:value-type="float" office:value="513">
            <text:p>513</text:p>
          </table:table-cell>
          <table:table-cell table:style-name="ce2" table:formula="of:=(([.B16]*2 + [.B17]*4 + [.B18]*8 + [.B19]*2)/16)" office:value-type="float" office:value="512.125">
            <text:p>512</text:p>
          </table:table-cell>
          <table:table-cell table:style-name="ce2" table:formula="of:=(([.B16]*2 + [.B17]*2 + [.B18]*4 + [.B19]*8 + [.B20]*8 + [.B21]*4 + [.B22]*2 + [.B23]*2) /32)" office:value-type="float" office:value="512.18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5]</text:p>
          </table:table-cell>
          <table:table-cell office:value-type="float" office:value="512">
            <text:p>512</text:p>
          </table:table-cell>
          <table:table-cell table:style-name="ce2" table:formula="of:=(([.B17]*2 + [.B18]*4 + [.B19]*8 + [.B20]*2)/16)" office:value-type="float" office:value="512">
            <text:p>512</text:p>
          </table:table-cell>
          <table:table-cell table:style-name="ce2" table:formula="of:=(([.B17]*2 + [.B18]*2 + [.B19]*4 + [.B20]*8 + [.B21]*8 + [.B22]*4 + [.B23]*2 + [.B24]*2) /32)" office:value-type="float" office:value="512.1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6]</text:p>
          </table:table-cell>
          <table:table-cell office:value-type="float" office:value="512">
            <text:p>512</text:p>
          </table:table-cell>
          <table:table-cell table:style-name="ce2" table:formula="of:=(([.B18]*2 + [.B19]*4 + [.B20]*8 + [.B21]*2)/16)" office:value-type="float" office:value="512">
            <text:p>512</text:p>
          </table:table-cell>
          <table:table-cell table:style-name="ce2" table:formula="of:=(([.B18]*2 + [.B19]*2 + [.B20]*4 + [.B21]*8 + [.B22]*8 + [.B23]*4 + [.B24]*2 + [.B25]*2) /32)" office:value-type="float" office:value="512.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7]</text:p>
          </table:table-cell>
          <table:table-cell office:value-type="float" office:value="512">
            <text:p>512</text:p>
          </table:table-cell>
          <table:table-cell table:style-name="ce2" table:formula="of:=(([.B19]*2 + [.B20]*4 + [.B21]*8 + [.B22]*2)/16)" office:value-type="float" office:value="512">
            <text:p>512</text:p>
          </table:table-cell>
          <table:table-cell table:style-name="ce2" table:formula="of:=(([.B19]*2 + [.B20]*2 + [.B21]*4 + [.B22]*8 + [.B23]*8 + [.B24]*4 + [.B25]*2 + [.B26]*2) /32)" office:value-type="float" office:value="512.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8]</text:p>
          </table:table-cell>
          <table:table-cell office:value-type="float" office:value="512">
            <text:p>512</text:p>
          </table:table-cell>
          <table:table-cell table:style-name="ce2" table:formula="of:=(([.B20]*2 + [.B21]*4 + [.B22]*8 + [.B23]*2)/16)" office:value-type="float" office:value="512.25">
            <text:p>512</text:p>
          </table:table-cell>
          <table:table-cell table:style-name="ce2" table:formula="of:=(([.B20]*2 + [.B21]*2 + [.B22]*4 + [.B23]*8 + [.B24]*8 + [.B25]*4 + [.B26]*2 + [.B27]*2) /32)" office:value-type="float" office:value="512.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19]</text:p>
          </table:table-cell>
          <table:table-cell office:value-type="float" office:value="512">
            <text:p>512</text:p>
          </table:table-cell>
          <table:table-cell table:style-name="ce2" table:formula="of:=(([.B21]*2 + [.B22]*4 + [.B23]*8 + [.B24]*2)/16)" office:value-type="float" office:value="513">
            <text:p>513</text:p>
          </table:table-cell>
          <table:table-cell table:style-name="ce2" table:formula="of:=(([.B21]*2 + [.B22]*2 + [.B23]*4 + [.B24]*8 + [.B25]*8 + [.B26]*4 + [.B27]*2 + [.B28]*2) /32)" office:value-type="float" office:value="512.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0]</text:p>
          </table:table-cell>
          <table:table-cell office:value-type="float" office:value="512">
            <text:p>512</text:p>
          </table:table-cell>
          <table:table-cell table:style-name="ce2" table:formula="of:=(([.B22]*2 + [.B23]*4 + [.B24]*8 + [.B25]*2)/16)" office:value-type="float" office:value="512.5">
            <text:p>513</text:p>
          </table:table-cell>
          <table:table-cell table:style-name="ce2" table:formula="of:=(([.B22]*2 + [.B23]*2 + [.B24]*4 + [.B25]*8 + [.B26]*8 + [.B27]*4 + [.B28]*2 + [.B29]*2) /32)" office:value-type="float" office:value="512.1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1]</text:p>
          </table:table-cell>
          <table:table-cell office:value-type="float" office:value="514">
            <text:p>514</text:p>
          </table:table-cell>
          <table:table-cell table:style-name="ce2" table:formula="of:=(([.B23]*2 + [.B24]*4 + [.B25]*8 + [.B26]*2)/16)" office:value-type="float" office:value="512.25">
            <text:p>512</text:p>
          </table:table-cell>
          <table:table-cell table:style-name="ce2" table:formula="of:=(([.B23]*2 + [.B24]*2 + [.B25]*4 + [.B26]*8 + [.B27]*8 + [.B28]*4 + [.B29]*2 + [.B30]*2) /32)" office:value-type="float" office:value="512.31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2]</text:p>
          </table:table-cell>
          <table:table-cell office:value-type="float" office:value="512">
            <text:p>512</text:p>
          </table:table-cell>
          <table:table-cell table:style-name="ce2" table:formula="of:=(([.B24]*2 + [.B25]*4 + [.B26]*8 + [.B27]*2)/16)" office:value-type="float" office:value="512">
            <text:p>512</text:p>
          </table:table-cell>
          <table:table-cell table:style-name="ce2" table:formula="of:=(([.B24]*2 + [.B25]*2 + [.B26]*4 + [.B27]*8 + [.B28]*8 + [.B29]*4 + [.B30]*2 + [.B31]*2) /32)" office:value-type="float" office:value="512.18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3]</text:p>
          </table:table-cell>
          <table:table-cell office:value-type="float" office:value="512">
            <text:p>512</text:p>
          </table:table-cell>
          <table:table-cell table:style-name="ce2" table:formula="of:=(([.B25]*2 + [.B26]*4 + [.B27]*8 + [.B28]*2)/16)" office:value-type="float" office:value="512">
            <text:p>512</text:p>
          </table:table-cell>
          <table:table-cell table:style-name="ce2" table:formula="of:=(([.B25]*2 + [.B26]*2 + [.B27]*4 + [.B28]*8 + [.B29]*8 + [.B30]*4 + [.B31]*2 + [.B32]*2) /32)" office:value-type="float" office:value="512.3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4]</text:p>
          </table:table-cell>
          <table:table-cell office:value-type="float" office:value="512">
            <text:p>512</text:p>
          </table:table-cell>
          <table:table-cell table:style-name="ce2" table:formula="of:=(([.B26]*2 + [.B27]*4 + [.B28]*8 + [.B29]*2)/16)" office:value-type="float" office:value="512">
            <text:p>512</text:p>
          </table:table-cell>
          <table:table-cell table:style-name="ce2" table:formula="of:=(([.B26]*2 + [.B27]*2 + [.B28]*4 + [.B29]*8 + [.B30]*8 + [.B31]*4 + [.B32]*2 + [.B33]*2) /32)" office:value-type="float" office:value="512.7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5]</text:p>
          </table:table-cell>
          <table:table-cell office:value-type="float" office:value="512">
            <text:p>512</text:p>
          </table:table-cell>
          <table:table-cell table:style-name="ce2" table:formula="of:=(([.B27]*2 + [.B28]*4 + [.B29]*8 + [.B30]*2)/16)" office:value-type="float" office:value="512.375">
            <text:p>512</text:p>
          </table:table-cell>
          <table:table-cell table:style-name="ce2" table:formula="of:=(([.B27]*2 + [.B28]*2 + [.B29]*4 + [.B30]*8 + [.B31]*8 + [.B32]*4 + [.B33]*2 + [.B34]*2) /32)" office:value-type="float" office:value="512.7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6]</text:p>
          </table:table-cell>
          <table:table-cell office:value-type="float" office:value="512">
            <text:p>512</text:p>
          </table:table-cell>
          <table:table-cell table:style-name="ce2" table:formula="of:=(([.B28]*2 + [.B29]*4 + [.B30]*8 + [.B31]*2)/16)" office:value-type="float" office:value="513.5">
            <text:p>514</text:p>
          </table:table-cell>
          <table:table-cell table:style-name="ce2" table:formula="of:=(([.B28]*2 + [.B29]*2 + [.B30]*4 + [.B31]*8 + [.B32]*8 + [.B33]*4 + [.B34]*2 + [.B35]*2) /32)" office:value-type="float" office:value="512.3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7]</text:p>
          </table:table-cell>
          <table:table-cell office:value-type="float" office:value="512">
            <text:p>512</text:p>
          </table:table-cell>
          <table:table-cell table:style-name="ce2" table:formula="of:=(([.B29]*2 + [.B30]*4 + [.B31]*8 + [.B32]*2)/16)" office:value-type="float" office:value="512.75">
            <text:p>513</text:p>
          </table:table-cell>
          <table:table-cell table:style-name="ce2" table:formula="of:=(([.B29]*2 + [.B30]*2 + [.B31]*4 + [.B32]*8 + [.B33]*8 + [.B34]*4 + [.B35]*2 + [.B36]*2) /32)" office:value-type="float" office:value="512.18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8]</text:p>
          </table:table-cell>
          <table:table-cell office:value-type="float" office:value="515">
            <text:p>515</text:p>
          </table:table-cell>
          <table:table-cell table:style-name="ce2" table:formula="of:=(([.B30]*2 + [.B31]*4 + [.B32]*8 + [.B33]*2)/16)" office:value-type="float" office:value="512.375">
            <text:p>512</text:p>
          </table:table-cell>
          <table:table-cell table:style-name="ce2" table:formula="of:=(([.B30]*2 + [.B31]*2 + [.B32]*4 + [.B33]*8 + [.B34]*8 + [.B35]*4 + [.B36]*2 + [.B37]*2) /32)" office:value-type="float" office:value="512.687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29]</text:p>
          </table:table-cell>
          <table:table-cell office:value-type="float" office:value="512">
            <text:p>512</text:p>
          </table:table-cell>
          <table:table-cell table:style-name="ce2" table:formula="of:=(([.B31]*2 + [.B32]*4 + [.B33]*8 + [.B34]*2)/16)" office:value-type="float" office:value="512">
            <text:p>512</text:p>
          </table:table-cell>
          <table:table-cell table:style-name="ce2" table:formula="of:=(([.B31]*2 + [.B32]*2 + [.B33]*4 + [.B34]*8 + [.B35]*8 + [.B36]*4 + [.B37]*2 + [.B38]*2) /32)" office:value-type="float" office:value="512.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30]</text:p>
          </table:table-cell>
          <table:table-cell office:value-type="float" office:value="512">
            <text:p>512</text:p>
          </table:table-cell>
          <table:table-cell table:style-name="ce2" table:formula="of:=(([.B32]*2 + [.B33]*4 + [.B34]*8 + [.B35]*2)/16)" office:value-type="float" office:value="512">
            <text:p>512</text:p>
          </table:table-cell>
          <table:table-cell table:style-name="ce2" table:formula="of:=(([.B32]*2 + [.B33]*2 + [.B34]*4 + [.B35]*8 + [.B36]*8 + [.B37]*4 + [.B38]*2 + [.B39]*2) /32)" office:value-type="float" office:value="513">
            <text:p>51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amostra[31]</text:p>
          </table:table-cell>
          <table:table-cell office:value-type="float" office:value="512">
            <text:p>512</text:p>
          </table:table-cell>
          <table:table-cell table:style-name="ce2" table:formula="of:=(([.B33]*2 + [.B34]*4 + [.B35]*8 + [.B36]*2)/16)" office:value-type="float" office:value="512">
            <text:p>512</text:p>
          </table:table-cell>
          <table:table-cell table:style-name="ce2" table:formula="of:=(([.B33]*2 + [.B34]*2 + [.B35]*4 + [.B36]*8 + [.B37]*8 + [.B38]*4 + [.B39]*2 + [.B40]*2) /32)" office:value-type="float" office:value="514">
            <text:p>514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amostra[32]</text:p>
          </table:table-cell>
          <table:table-cell office:value-type="float" office:value="512">
            <text:p>512</text:p>
          </table:table-cell>
          <table:table-cell table:style-name="ce2" table:formula="of:=(([.B34]*2 + [.B35]*4 + [.B36]*8 + [.B37]*2)/16)" office:value-type="float" office:value="513">
            <text:p>513</text:p>
          </table:table-cell>
          <table:table-cell table:style-name="ce2" table:formula="of:=(([.B34]*2 + [.B35]*2 + [.B36]*4 + [.B37]*8 + [.B38]*8 + [.B39]*4 + [.B40]*2 + [.B41]*2) /32)" office:value-type="float" office:value="514">
            <text:p>514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amostra[33]</text:p>
          </table:table-cell>
          <table:table-cell office:value-type="float" office:value="512">
            <text:p>512</text:p>
          </table:table-cell>
          <table:table-cell table:style-name="ce2" table:formula="of:=(([.B35]*2 + [.B36]*4 + [.B37]*8 + [.B38]*2)/16)" office:value-type="float" office:value="516">
            <text:p>516</text:p>
          </table:table-cell>
          <table:table-cell table:style-name="ce2" table:formula="of:=(([.B35]*2 + [.B36]*2 + [.B37]*4 + [.B38]*8 + [.B39]*8 + [.B40]*4 + [.B41]*2 + [.B42]*2) /32)" office:value-type="float" office:value="512.937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34]</text:p>
          </table:table-cell>
          <table:table-cell office:value-type="float" office:value="512">
            <text:p>512</text:p>
          </table:table-cell>
          <table:table-cell table:style-name="ce2" table:formula="of:=(([.B36]*2 + [.B37]*4 + [.B38]*8 + [.B39]*2)/16)" office:value-type="float" office:value="514">
            <text:p>514</text:p>
          </table:table-cell>
          <table:table-cell table:style-name="ce2" table:formula="of:=(([.B36]*2 + [.B37]*2 + [.B38]*4 + [.B39]*8 + [.B40]*8 + [.B41]*4 + [.B42]*2 + [.B43]*2) /32)" office:value-type="float" office:value="512.43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35]</text:p>
          </table:table-cell>
          <table:table-cell office:value-type="float" office:value="520">
            <text:p>520</text:p>
          </table:table-cell>
          <table:table-cell table:style-name="ce2" table:formula="of:=(([.B37]*2 + [.B38]*4 + [.B39]*8 + [.B40]*2)/16)" office:value-type="float" office:value="513">
            <text:p>513</text:p>
          </table:table-cell>
          <table:table-cell table:style-name="ce2" table:formula="of:=(([.B37]*2 + [.B38]*2 + [.B39]*4 + [.B40]*8 + [.B41]*8 + [.B42]*4 + [.B43]*2 + [.B44]*2) /32)" office:value-type="float" office:value="512.3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36]</text:p>
          </table:table-cell>
          <table:table-cell office:value-type="float" office:value="512">
            <text:p>512</text:p>
          </table:table-cell>
          <table:table-cell table:style-name="ce2" table:formula="of:=(([.B38]*2 + [.B39]*4 + [.B40]*8 + [.B41]*2)/16)" office:value-type="float" office:value="512">
            <text:p>512</text:p>
          </table:table-cell>
          <table:table-cell table:style-name="ce2" table:formula="of:=(([.B38]*2 + [.B39]*2 + [.B40]*4 + [.B41]*8 + [.B42]*8 + [.B43]*4 + [.B44]*2 + [.B45]*2) /32)" office:value-type="float" office:value="511.75">
            <text:p>512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string">
            <text:p>amostra[37]</text:p>
          </table:table-cell>
          <table:table-cell office:value-type="float" office:value="512">
            <text:p>512</text:p>
          </table:table-cell>
          <table:table-cell table:style-name="ce2" table:formula="of:=(([.B39]*2 + [.B40]*4 + [.B41]*8 + [.B42]*2)/16)" office:value-type="float" office:value="511.875">
            <text:p>512</text:p>
          </table:table-cell>
          <table:table-cell table:style-name="ce2" office:value-type="float" office:value="511.875">
            <text:p>512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string">
            <text:p>amostra[38]</text:p>
          </table:table-cell>
          <table:table-cell office:value-type="float" office:value="512">
            <text:p>512</text:p>
          </table:table-cell>
          <table:table-cell table:style-name="ce2" table:formula="of:=(([.B40]*2 + [.B41]*4 + [.B42]*8 + [.B43]*2)/16)" office:value-type="float" office:value="511.5">
            <text:p>512</text:p>
          </table:table-cell>
          <table:table-cell table:style-name="ce2" office:value-type="float" office:value="512.12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39]</text:p>
          </table:table-cell>
          <table:table-cell office:value-type="float" office:value="512">
            <text:p>512</text:p>
          </table:table-cell>
          <table:table-cell table:style-name="ce2" table:formula="of:=(([.B41]*2 + [.B42]*4 + [.B43]*8 + [.B44]*2)/16)" office:value-type="float" office:value="511.75">
            <text:p>512</text:p>
          </table:table-cell>
          <table:table-cell table:style-name="ce2" office:value-type="float" office:value="512.4375">
            <text:p>512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40]</text:p>
          </table:table-cell>
          <table:table-cell office:value-type="float" office:value="511">
            <text:p>511</text:p>
          </table:table-cell>
          <table:table-cell table:style-name="ce2" table:formula="of:=(([.B42]*2 + [.B43]*4 + [.B44]*8 + [.B45]*2)/16)" office:value-type="float" office:value="511.875">
            <text:p>512</text:p>
          </table:table-cell>
          <table:table-cell table:style-name="ce2" office:value-type="float" office:value="512.9375">
            <text:p>51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amostra[41]</text:p>
          </table:table-cell>
          <table:table-cell office:value-type="float" office:value="512">
            <text:p>512</text:p>
          </table:table-cell>
          <table:table-cell table:style-name="ce2" office:value-type="float" office:value="512.25">
            <text:p>512</text:p>
          </table:table-cell>
          <table:table-cell table:style-name="ce2" office:value-type="float" office:value="513.375">
            <text:p>51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amostra[42]</text:p>
          </table:table-cell>
          <table:table-cell office:value-type="float" office:value="512">
            <text:p>512</text:p>
          </table:table-cell>
          <table:table-cell table:style-name="ce2" office:value-type="float" office:value="513.25">
            <text:p>513</text:p>
          </table:table-cell>
          <table:table-cell table:style-name="ce2" office:value-type="float" office:value="513.625">
            <text:p>514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amostra[43]</text:p>
          </table:table-cell>
          <table:table-cell office:value-type="float" office:value="512">
            <text:p>512</text:p>
          </table:table-cell>
          <table:table-cell table:style-name="ce2" office:value-type="float" office:value="513.75">
            <text:p>514</text:p>
          </table:table-cell>
          <table:table-cell table:style-name="ce2" office:value-type="float" office:value="513.625">
            <text:p>514</text:p>
          </table:table-cell>
          <table:table-cell office:value-type="float" office:value="513">
            <text:p>513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17:32: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